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f44" officeooo:paragraph-rsid="0011c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werty 201809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0:49:14.344868696</meta:creation-date>
    <dc:date>2018-09-05T10:49:32.179646411</dc:date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0.3.2$Linux_X86_64 LibreOffice_project/00m0$Build-2</meta:generator>
  </office:meta>
</office:document-meta>
</file>